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ral introduction to the library.</text:h>
      <text:p text:style-name="Text_20_body">GIL::SDL is extentions for the Generic Image Library. It provides the developer with the ability to create windowed application using GIL as the image lib. The reason I have created this lib is be able to write more extensions for gil more easily. When adding new algorithms to gil it is convinient to see an image instead of saving to file and then to display. Also, this extension allows for creating interactive applications using events like key_up, quit, etc..</text:p>
      <text:p text:style-name="Text_20_body">The window and all events are generated by the Simple Media Library (SDL).</text:p>
      <text:h text:style-name="Heading_20_1" text:outline-level="1">Description of each class.</text:h>
      <text:h text:style-name="Heading_20_2" text:outline-level="2">sdl_service</text:h>
      <text:p text:style-name="Text_20_body">Every application must have a sdl_service object. It will initialized, free, and also receive all events from the SDL subsytem.</text:p>
      <text:h text:style-name="Heading_20_2" text:outline-level="2">sdl_window</text:h>
      <text:p text:style-name="Text_20_body">This class represents one window. Right now only one window is supported. This is because the current SDL lib only supports one. SDL's next version 1.3 or 2.0 will introduce the ability to have several windows. An though this extension is design around having more than one window, although right now only one works.</text:p>
      <text:h text:style-name="Heading_20_1" text:outline-level="1">Relationship between classes.</text:h>
      <text:h text:style-name="Heading_20_1" text:outline-level="1">For each function, as applicable, description, requirements (preconditions), effects, post-conditions, returns, and throws.</text:h>
      <text:h text:style-name="Heading_20_1" text:outline-level="1">Discussion of error detection and recovery strategy.</text:h>
      <text:h text:style-name="Heading_20_1" text:outline-level="1">How to use including description of typical uses.</text:h>
      <text:h text:style-name="Heading_20_1" text:outline-level="1">How to compile and link.</text:h>
      <text:p text:style-name="Text_20_body">This extension is header only but introduces a dependency for the SDL lib. A user must include paths for the sdl header and sdl libs. Depending on the platform a dynamic link library is provided by the SDL website.</text:p>
      <text:h text:style-name="Heading_20_1" text:outline-level="1">How to test.</text:h>
      <text:h text:style-name="Heading_20_1" text:outline-level="1">Version or revision history.</text:h>
      <text:h text:style-name="Heading_20_1" text:outline-level="1">Rationale for design decisions. <text:s/>See Rationale rationale.</text:h>
      <text:h text:style-name="Heading_20_1" text:outline-level="1">Acknowledgements. <text:s/>See Acknowledgments rationa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Christian Henning</meta:initial-creator>
    <meta:creation-date>2007-05-19T19:48:48</meta:creation-date>
    <dc:creator>Christian Henning</dc:creator>
    <dc:date>2007-05-19T20:03:33</dc:date>
    <dc:language>en-US</dc:language>
    <meta:editing-cycles>2</meta:editing-cycles>
    <meta:editing-duration>PT14M53S</meta:editing-duration>
    <meta:user-defined meta:name="Info 1"/>
    <meta:user-defined meta:name="Info 2"/>
    <meta:user-defined meta:name="Info 3"/>
    <meta:user-defined meta:name="Info 4"/>
    <meta:document-statistic meta:table-count="0" meta:image-count="0" meta:object-count="0" meta:page-count="2" meta:paragraph-count="18" meta:word-count="276" meta:character-count="1702"/>
  </office:meta>
</office:document-meta>
</file>